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030" officeooo:paragraph-rsid="00068030"/>
    </style:style>
    <style:style style:name="P2" style:family="paragraph" style:parent-style-name="Standard">
      <style:text-properties officeooo:rsid="000989cb" officeooo:paragraph-rsid="000989cb"/>
    </style:style>
    <style:style style:name="P3" style:family="paragraph" style:parent-style-name="Standard">
      <style:text-properties officeooo:rsid="000a6781" officeooo:paragraph-rsid="000a6781"/>
    </style:style>
    <style:style style:name="P4" style:family="paragraph" style:parent-style-name="Standard">
      <style:text-properties officeooo:rsid="000beb32" officeooo:paragraph-rsid="000beb32"/>
    </style:style>
    <style:style style:name="P5" style:family="paragraph" style:parent-style-name="Standard">
      <style:text-properties officeooo:rsid="000bed18" officeooo:paragraph-rsid="000bed18"/>
    </style:style>
    <style:style style:name="P6" style:family="paragraph" style:parent-style-name="Standard">
      <style:text-properties officeooo:rsid="000c1f6d" officeooo:paragraph-rsid="000c1f6d"/>
    </style:style>
    <style:style style:name="P7" style:family="paragraph" style:parent-style-name="Standard">
      <style:text-properties officeooo:rsid="000d68c0" officeooo:paragraph-rsid="000d68c0"/>
    </style:style>
    <style:style style:name="P8" style:family="paragraph" style:parent-style-name="Standard">
      <style:text-properties officeooo:rsid="000e3c35" officeooo:paragraph-rsid="000e3c35"/>
    </style:style>
    <style:style style:name="P9" style:family="paragraph" style:parent-style-name="Standard">
      <style:text-properties officeooo:rsid="000e40dd" officeooo:paragraph-rsid="000e40dd"/>
    </style:style>
    <style:style style:name="P10" style:family="paragraph" style:parent-style-name="Standard">
      <style:text-properties officeooo:rsid="000f78bb" officeooo:paragraph-rsid="000f78bb"/>
    </style:style>
    <style:style style:name="P11" style:family="paragraph" style:parent-style-name="Standard">
      <style:text-properties officeooo:rsid="00104bc9" officeooo:paragraph-rsid="00104bc9"/>
    </style:style>
    <style:style style:name="P12" style:family="paragraph" style:parent-style-name="Standard">
      <style:text-properties officeooo:rsid="0011ea56" officeooo:paragraph-rsid="0011ea56"/>
    </style:style>
    <style:style style:name="P13" style:family="paragraph" style:parent-style-name="Standard">
      <style:text-properties officeooo:rsid="0013531d" officeooo:paragraph-rsid="0013531d"/>
    </style:style>
    <style:style style:name="P14" style:family="paragraph" style:parent-style-name="Standard">
      <style:text-properties officeooo:rsid="001429a9" officeooo:paragraph-rsid="001429a9"/>
    </style:style>
    <style:style style:name="P15" style:family="paragraph" style:parent-style-name="Standard">
      <style:text-properties style:text-underline-style="solid" style:text-underline-width="auto" style:text-underline-color="font-color" officeooo:rsid="001429a9" officeooo:paragraph-rsid="001429a9"/>
    </style:style>
    <style:style style:name="P16" style:family="paragraph" style:parent-style-name="Standard">
      <style:text-properties officeooo:rsid="00153ec4" officeooo:paragraph-rsid="00153ec4"/>
    </style:style>
    <style:style style:name="T1" style:family="text">
      <style:text-properties officeooo:rsid="0007b43e"/>
    </style:style>
    <style:style style:name="T2" style:family="text">
      <style:text-properties officeooo:rsid="00104b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t update you data, database or table through GUI. <text:span text:style-name="T1">Only do through code. </text:span></text:p>
      <text:p text:style-name="P1"/>
      <text:p text:style-name="P2">Rails new suhe –database postgresql</text:p>
      <text:p text:style-name="P2"/>
      <text:p text:style-name="P2">go to localhost:3000 you will get error as there is no database</text:p>
      <text:p text:style-name="P2"/>
      <text:p text:style-name="P2">then rails <text:a xlink:type="simple" xlink:href="db:create" text:style-name="Internet_20_link" text:visited-style-name="Visited_20_Internet_20_Link">db:create</text:a> </text:p>
      <text:p text:style-name="P2"/>
      <text:p text:style-name="P2">go to localhost: 3000 you will see “yay” page now</text:p>
      <text:p text:style-name="P2"/>
      <text:p text:style-name="P2"/>
      <text:p text:style-name="P2">database is there but no tables</text:p>
      <text:p text:style-name="P2"/>
      <text:p text:style-name="P2">let us create a table</text:p>
      <text:p text:style-name="P2"/>
      <text:p text:style-name="P2">rails g model superhero name:string age:integer power:string description:text</text:p>
      <text:p text:style-name="P2"/>
      <text:p text:style-name="P2">this command will create a file in app&gt;models called superhero.rb</text:p>
      <text:p text:style-name="P2"/>
      <text:p text:style-name="P2">in db&gt;migrate a file will be created. File name will be something like 20181004093730_create_superheros.rb</text:p>
      <text:p text:style-name="P2"/>
      <text:p text:style-name="P2">this will have a class CreateSuperheros &lt; ActiveRecord::Migration[5.2]</text:p>
      <text:p text:style-name="P2"/>
      <text:p text:style-name="P3">now do rails <text:a xlink:type="simple" xlink:href="db:migrate" text:style-name="Internet_20_link" text:visited-style-name="Visited_20_Internet_20_Link">db:migrate</text:a> </text:p>
      <text:p text:style-name="P3">this should create a table </text:p>
      <text:p text:style-name="P3"/>
      <text:p text:style-name="P3">now go to rails console by typing</text:p>
      <text:p text:style-name="P3">rails console</text:p>
      <text:p text:style-name="P3"/>
      <text:p text:style-name="P3">to check status of migration in rails console type the following</text:p>
      <text:p text:style-name="P3"/>
      <text:p text:style-name="P3">rails <text:a xlink:type="simple" xlink:href="db:migrate:status" text:style-name="Internet_20_link" text:visited-style-name="Visited_20_Internet_20_Link">db:migrate:status</text:a></text:p>
      <text:p text:style-name="P3"/>
      <text:p text:style-name="P3">if there is status down that means there is one migration ready to go</text:p>
      <text:p text:style-name="P3">if there is status up that means that migration has been migrated </text:p>
      <text:p text:style-name="P3"/>
      <text:p text:style-name="P3">now we have a table and we want to add data to it. </text:p>
      <text:p text:style-name="P3">For that go to rails console</text:p>
      <text:p text:style-name="P3"/>
      <text:p text:style-name="P3"/>
      <text:p text:style-name="P4">when CreateSuperheros inherits from ActiveRecord::Migration then it gets all the CURD functionality</text:p>
      <text:p text:style-name="P4"/>
      <text:p text:style-name="P5">database name should be in plural superheros, table name should be singular</text:p>
      <text:p text:style-name="P5"/>
      <text:p text:style-name="P5">when we create database we do not give name, we simply do </text:p>
      <text:p text:style-name="P5">rails <text:a xlink:type="simple" xlink:href="db:create" text:style-name="Internet_20_link" text:visited-style-name="Visited_20_Internet_20_Link">db:create</text:a> </text:p>
      <text:p text:style-name="P5">rails <text:a xlink:type="simple" xlink:href="db:migrate" text:style-name="Internet_20_link" text:visited-style-name="Visited_20_Internet_20_Link">db:migrate</text:a></text:p>
      <text:p text:style-name="P5"/>
      <text:p text:style-name="P6">we have two or three ways to enter data in the database</text:p>
      <text:p text:style-name="P6"/>
      <text:p text:style-name="P6">venom = Superhero.new</text:p>
      <text:p text:style-name="P6"/>
      <text:p text:style-name="P6">we have instantiate the object and stored it into variable venom</text:p>
      <text:p text:style-name="P6"/>
      <text:p text:style-name="P7">venom.name = ‘Venom’ (you can give either single or double quote)</text:p>
      <text:p text:style-name="P7"><text:soft-page-break/>venom.age = 12</text:p>
      <text:p text:style-name="P7">venom.power = ‘long tongue’</text:p>
      <text:p text:style-name="P7">venom.description = ‘baby venom’</text:p>
      <text:p text:style-name="P7"/>
      <text:p text:style-name="P7">venom.save</text:p>
      <text:p text:style-name="P7"/>
      <text:p text:style-name="P8">Third way</text:p>
      <text:p text:style-name="P8">Superhero.create <text:s/>do |s|</text:p>
      <text:p text:style-name="P8">s.name = “robert”</text:p>
      <text:p text:style-name="P8">s.age = 14</text:p>
      <text:p text:style-name="P8">s.description=”the good guy”</text:p>
      <text:p text:style-name="P8">s.power=”spider web”</text:p>
      <text:p text:style-name="P8">end <text:tab/><text:tab/><text:tab/><text:tab/>#no need to do save in this case</text:p>
      <text:p text:style-name="P8"/>
      <text:p text:style-name="P9">we have data in our database now it is time to read them.</text:p>
      <text:p text:style-name="P9"/>
      <text:p text:style-name="P9">Superhero.all</text:p>
      <text:p text:style-name="P9">this gives all the record <text:span text:style-name="T2">as array (because there can be multiple records)</text:span></text:p>
      <text:p text:style-name="P9"/>
      <text:p text:style-name="P10">Superhero.first</text:p>
      <text:p text:style-name="P10">this gives first record of the database (record with id 1) <text:span text:style-name="T2">gives as object (because there is only one return)</text:span></text:p>
      <text:p text:style-name="P10"/>
      <text:p text:style-name="P11">Superhero.where(age:12)</text:p>
      <text:p text:style-name="P11">this is filter gives record as array (because there can be multiple record)</text:p>
      <text:p text:style-name="P11"/>
      <text:p text:style-name="P11">Superhero.find_by(age:14)</text:p>
      <text:p text:style-name="P11">this returns first one that matches the argument returns as object (because there is only one return)</text:p>
      <text:p text:style-name="P11"/>
      <text:p text:style-name="P12">.where returns all the match but find_by returns the one that matches the first record even if there are multiple records that match the condition</text:p>
      <text:p text:style-name="P12"/>
      <text:p text:style-name="P12"/>
      <text:p text:style-name="P13">if parameter does not match then we get empty array, not nil</text:p>
      <text:p text:style-name="P13"/>
      <text:p text:style-name="P15">Updating Record</text:p>
      <text:p text:style-name="P14"/>
      <text:p text:style-name="P14">1. We need to first fird the record we want to update<text:line-break/>for that we use find_by method<text:line-break/>Superhero.find_by(name: “venom”)</text:p>
      <text:p text:style-name="P14">this brings the record (whole row) of venom</text:p>
      <text:p text:style-name="P14">2. now save the brought record in a variable</text:p>
      <text:p text:style-name="P16">venom = Superhero.find_by(name:”venom”)</text:p>
      <text:p text:style-name="P16"/>
      <text:p text:style-name="P16">now entire row is in the variable venom</text:p>
      <text:p text:style-name="P16"/>
      <text:p text:style-name="P16">3. to update overwrite the field in the variable first and save that variable.</text:p>
      <text:p text:style-name="P16"/>
      <text:p text:style-name="P16">So venom.power = “nbig head”</text:p>
      <text:p text:style-name="P16"/>
      <text:p text:style-name="P16">4. venom.save</text:p>
      <text:p text:style-name="P16"/>
      <text:p text:style-name="P16">second way</text:p>
      <text:p text:style-name="P16">bring the entire row in a variable like we did in point 1 and 2</text:p>
      <text:p text:style-name="P16">then use .update method</text:p>
      <text:p text:style-name="P16">venom.update(power: “ “ ,description: “ “)</text:p>
      <text:p text:style-name="P16"/>
      <text:p text:style-name="P16"><text:soft-page-break/>we do not need to save if we do .update method</text:p>
      <text:p text:style-name="P16"/>
      <text:p text:style-name="P16">if you want to update all the record </text:p>
      <text:p text:style-name="P16"/>
      <text:p text:style-name="P16">Superhero.update_all(age:100)</text:p>
      <text:p text:style-name="P8"/>
      <text:p text:style-name="P7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7:41:17.974062188</meta:creation-date>
    <dc:date>2018-10-04T21:22:59.516246943</dc:date>
    <meta:editing-duration>PT40M46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3" meta:paragraph-count="68" meta:word-count="519" meta:character-count="3075" meta:non-whitespace-character-count="2610"/>
  </office:meta>
</office:document-meta>
</file>